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b017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b017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b017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b017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b017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b017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b017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b017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b017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b017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b017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b017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b017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b017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b017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b017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b017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orge Luis Troconis Sánch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1/11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063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rge Alberto Troconis Moren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021468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06.41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67" meta:non-whitespace-character-count="1000"/>
    <meta:template xlink:type="simple" xlink:actuate="onRequest" xlink:title="Normal" xlink:href=""/>
  </office:meta>
</office:document-meta>
</file>